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E000002305B12BAC7373F6D8D.png" manifest:media-type="image/png"/>
  <manifest:file-entry manifest:full-path="Pictures/10000201000004E2000004E298ED457B32F81833.png" manifest:media-type="image/png"/>
  <manifest:file-entry manifest:full-path="Pictures/10000201000003E8000003E800AC7C24759DE2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219cm, 7.903cm, 3.221cm, 7.901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16cm, 8.437cm, 3.453cm, 8.05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997cm" svg:height="7.51cm" svg:x="1.889cm" svg:y="7.762cm">
          <draw:image xlink:href="Pictures/10000201000004E2000004E298ED457B32F81833.png" xlink:type="simple" xlink:show="embed" xlink:actuate="onLoad">
            <text:p/>
          </draw:image>
        </draw:frame>
        <draw:frame draw:style-name="gr1" draw:text-style-name="P1" draw:layer="layout" svg:width="4.997cm" svg:height="7.509cm" svg:x="14.291cm" svg:y="7.976cm">
          <draw:image xlink:href="Pictures/10000201000004E2000004E298ED457B32F81833.png" xlink:type="simple" xlink:show="embed" xlink:actuate="onLoad">
            <text:p/>
          </draw:image>
        </draw:frame>
        <draw:frame draw:style-name="gr2" draw:text-style-name="P1" draw:layer="layout" svg:width="2.862cm" svg:height="5.9cm" svg:x="9.136cm" svg:y="11.625cm">
          <draw:image xlink:href="Pictures/10000201000003E8000003E800AC7C24759DE200.png" xlink:type="simple" xlink:show="embed" xlink:actuate="onLoad">
            <text:p/>
          </draw:image>
        </draw:frame>
        <draw:frame draw:style-name="gr3" draw:text-style-name="P1" draw:layer="layout" svg:width="8.462cm" svg:height="5.749cm" draw:transform="rotate (-1.5707963267949) translate (13.452cm 4.556cm)">
          <draw:image xlink:href="Pictures/100002010000034E000002305B12BAC7373F6D8D.png" xlink:type="simple" xlink:show="embed" xlink:actuate="onLoad">
            <text:p/>
          </draw:image>
        </draw:frame>
        <draw:line draw:style-name="gr4" draw:text-style-name="P2" draw:layer="layout" svg:x1="11.249cm" svg:y1="17.525cm" svg:x2="11.249cm" svg:y2="18.383cm">
          <text:p/>
        </draw:line>
        <draw:line draw:style-name="gr4" draw:text-style-name="P2" draw:layer="layout" svg:x1="11.249cm" svg:y1="18.276cm" svg:x2="16.865cm" svg:y2="18.276cm">
          <text:p/>
        </draw:line>
        <draw:line draw:style-name="gr4" draw:text-style-name="P2" draw:layer="layout" svg:x1="16.755cm" svg:y1="18.276cm" svg:x2="16.755cm" svg:y2="15.486cm">
          <text:p/>
        </draw:line>
        <draw:line draw:style-name="gr4" draw:text-style-name="P2" draw:layer="layout" svg:x1="11.249cm" svg:y1="18.276cm" svg:x2="4.422cm" svg:y2="18.276cm">
          <text:p/>
        </draw:line>
        <draw:line draw:style-name="gr4" draw:text-style-name="P2" draw:layer="layout" svg:x1="4.422cm" svg:y1="18.383cm" svg:x2="4.422cm" svg:y2="15.2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6T10:49:20.438229517</meta:creation-date>
    <dc:date>2020-05-26T11:11:41.278135091</dc:date>
    <meta:editing-duration>PT1M36S</meta:editing-duration>
    <meta:editing-cycles>1</meta:editing-cycles>
    <meta:document-statistic meta:object-count="9"/>
    <meta:generator>LibreOffice/6.0.7.3$Linux_X86_64 LibreOffice_project/00m0$Build-3</meta:generator>
  </office:meta>
</office:document-meta>
</file>